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in"/>
    </style:style>
    <style:style style:name="P2" style:family="paragraph" style:parent-style-name="Standard">
      <style:paragraph-properties fo:margin-top="0in" fo:margin-bottom="0.1in"/>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hibitive effects of dietary and metabolic variance for donor-recipient in extensive organ transplant operations</text:p>
      <text:p text:style-name="P1"/>
      <text:p text:style-name="P1">Abstract</text:p>
      <text:p text:style-name="P1">Despite extensive research into organ failure treatments and transplantation operations as preferred end-of recipient modality further research may be necessary for determining the effects of lifestyle and diet upon the long-term success of operations. Though resources necessary for investigation into the efficacy of enforcing Parallel Imparted Preferences (PIP) remain scarce, primary results are promising in inducing recipient graft acceptance following the introduction of extended patient observation using modern tools and technologies. This review elaborates on the current research and methodology for internal use within Sabaton Medical, for preparation and further commercial use.</text:p>
      <text:p text:style-name="P1">Keywords: graft rejection, parallel imparted preferences, organ transplant, patient observation, diet</text:p>
      <text:p text:style-name="P1"/>
      <text:p text:style-name="P1">Methods &amp; Materials</text:p>
      <text:p text:style-name="P1">Using the pool of prospective donors 120 participants were elected for primary PIP treatment using the methodologies provided by Kouvosto Telecom and TBA information technology structures. Participants were all screened for flagged health problems and previous lifestyle and dietary preferences to ensure minimal contamination. The participants were divided into 3 groups: 40 receiving only primary PIP treatment, 40 receiving primary and secondary PIP treatment and 40 receiving only secondary PIP treatment while remaining within direct observation of Saboten Biomedical personnel.</text:p>
      <text:p text:style-name="P1"/>
      <text:p text:style-name="P1">Results</text:p>
      <text:p text:style-name="P1">Projected gastrovascular complications following adoption of dietary changes formed in 75 participants within the first year with an additional 24 following within the second year of observation, with adoption of secondary PIP treatment coinciding with complications at 95%. Of the 4 participants who received secondary PIP treatment, only 1 had also received primary PIP treatment, suggesting no correlation. The 17 unaffected upon further observation were found to have only been following the <text:s/>primary PIP guidelines for the first three months, adopting other habits despite continuous application of behavior reinforcement and have thus been excluded from further analysis.</text:p>
      <text:p text:style-name="P1"/>
      <text:p text:style-name="P1">Discussion &amp; Conclusions</text:p>
      <text:p text:style-name="P1">Suggested pre-operation measures do not appear to increase likelihood of operation success and appear to place immense strain on organs, limiting pool of possible donors while effectively also undercutting organ lifetime in recipient. For patient health suggest abstaining from further enforcement of secondary PIP treatment prior. The 4 participants who remain in relative states of health have been forwarded to operation preparation at a secondary fac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6$Win32 OpenOffice.org_project/416m1$Build-9790</meta:generator>
    <dc:date>2020-09-01T18:26:09.60</dc:date>
    <meta:editing-duration>PT1H15M52S</meta:editing-duration>
    <meta:editing-cycles>25</meta:editing-cycles>
    <meta:document-statistic meta:table-count="0" meta:image-count="0" meta:object-count="0" meta:page-count="1" meta:paragraph-count="10" meta:word-count="368" meta:character-count="2685"/>
  </office:meta>
</office:document-meta>
</file>